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ffFailedException.DiffFail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FailedException.DiffFaile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FailedException.DiffFailed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FailedException.DiffFail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